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text-properties officeooo:rsid="00160744" officeooo:paragraph-rsid="00160744"/>
    </style:style>
    <style:style style:name="P2" style:family="paragraph" style:parent-style-name="Text_20_body">
      <style:text-properties officeooo:rsid="0021a837" officeooo:paragraph-rsid="0021a837"/>
    </style:style>
    <style:style style:name="P3" style:family="paragraph" style:parent-style-name="Standard">
      <style:text-properties officeooo:paragraph-rsid="00298a16"/>
    </style:style>
    <style:style style:name="P4" style:family="paragraph" style:parent-style-name="Standard">
      <style:text-properties officeooo:paragraph-rsid="002c30fe"/>
    </style:style>
    <style:style style:name="P5" style:family="paragraph" style:parent-style-name="Text_20_body">
      <style:text-properties officeooo:paragraph-rsid="0027c084"/>
    </style:style>
    <style:style style:name="P6" style:family="paragraph" style:parent-style-name="Text_20_body">
      <style:text-properties officeooo:paragraph-rsid="00234d9a"/>
    </style:style>
    <style:style style:name="P7" style:family="paragraph" style:parent-style-name="Standard">
      <style:text-properties officeooo:paragraph-rsid="00429423"/>
    </style:style>
    <style:style style:name="P8" style:family="paragraph" style:parent-style-name="Text_20_body">
      <style:text-properties officeooo:paragraph-rsid="002b4ade"/>
    </style:style>
    <style:style style:name="P9" style:family="paragraph" style:parent-style-name="Text_20_body">
      <style:text-properties officeooo:rsid="002b4ade" officeooo:paragraph-rsid="002b4ade"/>
    </style:style>
    <style:style style:name="P10" style:family="paragraph" style:parent-style-name="Text_20_body">
      <style:text-properties officeooo:rsid="00412338" officeooo:paragraph-rsid="00412338"/>
    </style:style>
    <style:style style:name="P11" style:family="paragraph" style:parent-style-name="Text_20_body">
      <style:text-properties officeooo:paragraph-rsid="00491219"/>
    </style:style>
    <style:style style:name="P12" style:family="paragraph" style:parent-style-name="Standard">
      <style:text-properties officeooo:paragraph-rsid="0054a194"/>
    </style:style>
    <style:style style:name="P13" style:family="paragraph" style:parent-style-name="Heading_20_2">
      <style:text-properties fo:font-weight="bold" officeooo:paragraph-rsid="002b4ade" style:font-weight-asian="bold" style:font-weight-complex="bold"/>
    </style:style>
    <style:style style:name="P14" style:family="paragraph" style:parent-style-name="Heading_20_4">
      <style:text-properties officeooo:paragraph-rsid="003a55cf"/>
    </style:style>
    <style:style style:name="P15" style:family="paragraph" style:parent-style-name="Heading_20_4">
      <style:text-properties officeooo:paragraph-rsid="001e1752"/>
    </style:style>
    <style:style style:name="T1" style:family="text">
      <style:text-properties fo:font-weight="normal" style:font-weight-asian="normal" style:font-weight-complex="normal"/>
    </style:style>
    <style:style style:name="T2" style:family="text">
      <style:text-properties fo:font-weight="normal" officeooo:rsid="0022ac41" style:font-weight-asian="normal" style:font-weight-complex="normal"/>
    </style:style>
    <style:style style:name="T3" style:family="text">
      <style:text-properties fo:font-weight="normal" officeooo:rsid="0023ff66" style:font-weight-asian="normal" style:font-weight-complex="normal"/>
    </style:style>
    <style:style style:name="T4" style:family="text">
      <style:text-properties fo:font-weight="normal" officeooo:rsid="002ca665" style:font-weight-asian="normal" style:font-weight-complex="normal"/>
    </style:style>
    <style:style style:name="T5" style:family="text">
      <style:text-properties fo:font-weight="normal" officeooo:rsid="00569394" style:font-weight-asian="normal" style:font-weight-complex="normal"/>
    </style:style>
    <style:style style:name="T6" style:family="text">
      <style:text-properties officeooo:rsid="000dcf32"/>
    </style:style>
    <style:style style:name="T7" style:family="text">
      <style:text-properties officeooo:rsid="00144327"/>
    </style:style>
    <style:style style:name="T8" style:family="text">
      <style:text-properties officeooo:rsid="00147b2a"/>
    </style:style>
    <style:style style:name="T9" style:family="text">
      <style:text-properties officeooo:rsid="00177c2c"/>
    </style:style>
    <style:style style:name="T10" style:family="text">
      <style:text-properties officeooo:rsid="0018d21b"/>
    </style:style>
    <style:style style:name="T11" style:family="text">
      <style:text-properties officeooo:rsid="001948d0"/>
    </style:style>
    <style:style style:name="T12" style:family="text">
      <style:text-properties officeooo:rsid="001ab017"/>
    </style:style>
    <style:style style:name="T13" style:family="text">
      <style:text-properties officeooo:rsid="001ab096"/>
    </style:style>
    <style:style style:name="T14" style:family="text">
      <style:text-properties officeooo:rsid="001c4626"/>
    </style:style>
    <style:style style:name="T15" style:family="text">
      <style:text-properties officeooo:rsid="001d144d"/>
    </style:style>
    <style:style style:name="T16" style:family="text">
      <style:text-properties officeooo:rsid="001e1752"/>
    </style:style>
    <style:style style:name="T17" style:family="text">
      <style:text-properties officeooo:rsid="0022ac41"/>
    </style:style>
    <style:style style:name="T18" style:family="text">
      <style:text-properties fo:font-style="italic" style:font-style-asian="italic" style:font-style-complex="italic"/>
    </style:style>
    <style:style style:name="T19" style:family="text">
      <style:text-properties fo:font-style="italic" officeooo:rsid="001ab096" style:font-style-asian="italic" style:font-style-complex="italic"/>
    </style:style>
    <style:style style:name="T20" style:family="text">
      <style:text-properties fo:font-style="italic" officeooo:rsid="0022ac41" style:font-style-asian="italic" style:font-style-complex="italic"/>
    </style:style>
    <style:style style:name="T21" style:family="text">
      <style:text-properties fo:font-style="italic" officeooo:rsid="001ab017" style:font-style-asian="italic" style:font-style-complex="italic"/>
    </style:style>
    <style:style style:name="T22" style:family="text">
      <style:text-properties fo:font-style="italic" officeooo:rsid="001948d0" style:font-style-asian="italic" style:font-style-complex="italic"/>
    </style:style>
    <style:style style:name="T23" style:family="text">
      <style:text-properties fo:font-style="italic" officeooo:rsid="00177c2c" style:font-style-asian="italic" style:font-style-complex="italic"/>
    </style:style>
    <style:style style:name="T24" style:family="text">
      <style:text-properties fo:font-style="italic" officeooo:rsid="001d144d" style:font-style-asian="italic" style:font-style-complex="italic"/>
    </style:style>
    <style:style style:name="T25" style:family="text">
      <style:text-properties fo:font-style="italic" officeooo:rsid="00298a16" style:font-style-asian="italic" style:font-style-complex="italic"/>
    </style:style>
    <style:style style:name="T26" style:family="text">
      <style:text-properties fo:font-style="italic" officeooo:rsid="00234d9a" style:font-style-asian="italic" style:font-style-complex="italic"/>
    </style:style>
    <style:style style:name="T27" style:family="text">
      <style:text-properties fo:font-style="italic" officeooo:rsid="003f78e0" style:font-style-asian="italic" style:font-style-complex="italic"/>
    </style:style>
    <style:style style:name="T28" style:family="text">
      <style:text-properties fo:font-style="italic" fo:font-weight="normal" style:font-style-asian="italic" style:font-weight-asian="normal" style:font-style-complex="italic" style:font-weight-complex="normal"/>
    </style:style>
    <style:style style:name="T29" style:family="text">
      <style:text-properties fo:font-style="italic" fo:font-weight="normal" officeooo:rsid="00177c2c" style:font-style-asian="italic" style:font-weight-asian="normal" style:font-style-complex="italic" style:font-weight-complex="normal"/>
    </style:style>
    <style:style style:name="T30" style:family="text">
      <style:text-properties fo:font-style="normal" officeooo:rsid="000dcb73" style:font-style-asian="normal" style:font-style-complex="normal"/>
    </style:style>
    <style:style style:name="T31" style:family="text">
      <style:text-properties fo:font-style="normal" officeooo:rsid="002b4ade" style:font-style-asian="normal" style:font-style-complex="normal"/>
    </style:style>
    <style:style style:name="T32" style:family="text">
      <style:text-properties fo:font-style="normal" officeooo:rsid="001948d0" style:font-style-asian="normal" style:font-style-complex="normal"/>
    </style:style>
    <style:style style:name="T33" style:family="text">
      <style:text-properties fo:font-style="normal" officeooo:rsid="002d8939" style:font-style-asian="normal" style:font-style-complex="normal"/>
    </style:style>
    <style:style style:name="T34" style:family="text">
      <style:text-properties fo:font-style="normal" officeooo:rsid="004d1eea" style:font-style-asian="normal" style:font-style-complex="normal"/>
    </style:style>
    <style:style style:name="T35" style:family="text">
      <style:text-properties fo:font-style="normal" fo:font-weight="normal" officeooo:rsid="0022ac41" style:font-style-asian="normal" style:font-weight-asian="normal" style:font-style-complex="normal" style:font-weight-complex="normal"/>
    </style:style>
    <style:style style:name="T36" style:family="text">
      <style:text-properties fo:font-style="normal" fo:font-weight="normal" officeooo:rsid="00177c2c" style:font-style-asian="normal" style:font-weight-asian="normal" style:font-style-complex="normal" style:font-weight-complex="normal"/>
    </style:style>
    <style:style style:name="T37" style:family="text">
      <style:text-properties officeooo:rsid="00234d9a"/>
    </style:style>
    <style:style style:name="T38" style:family="text">
      <style:text-properties officeooo:rsid="001e8772"/>
    </style:style>
    <style:style style:name="T39" style:family="text">
      <style:text-properties officeooo:rsid="0023ff66"/>
    </style:style>
    <style:style style:name="T40" style:family="text">
      <style:text-properties officeooo:rsid="00251c9c"/>
    </style:style>
    <style:style style:name="T41" style:family="text">
      <style:text-properties officeooo:rsid="0025cf00"/>
    </style:style>
    <style:style style:name="T42" style:family="text">
      <style:text-properties officeooo:rsid="0027c084"/>
    </style:style>
    <style:style style:name="T43" style:family="text">
      <style:text-properties officeooo:rsid="0028f529"/>
    </style:style>
    <style:style style:name="T44" style:family="text">
      <style:text-properties officeooo:rsid="00298a16"/>
    </style:style>
    <style:style style:name="T45" style:family="text">
      <style:text-properties officeooo:rsid="002b4ade"/>
    </style:style>
    <style:style style:name="T46" style:family="text">
      <style:text-properties officeooo:rsid="002c30fe"/>
    </style:style>
    <style:style style:name="T47" style:family="text">
      <style:text-properties officeooo:rsid="002ca665"/>
    </style:style>
    <style:style style:name="T48" style:family="text">
      <style:text-properties officeooo:rsid="002d787f"/>
    </style:style>
    <style:style style:name="T49" style:family="text">
      <style:text-properties officeooo:rsid="002d8939"/>
    </style:style>
    <style:style style:name="T50" style:family="text">
      <style:text-properties officeooo:rsid="002e0bb0"/>
    </style:style>
    <style:style style:name="T51" style:family="text">
      <style:text-properties officeooo:rsid="0038f5d4"/>
    </style:style>
    <style:style style:name="T52" style:family="text">
      <style:text-properties officeooo:rsid="003a23f2"/>
    </style:style>
    <style:style style:name="T53" style:family="text">
      <style:text-properties officeooo:rsid="003a55cf"/>
    </style:style>
    <style:style style:name="T54" style:family="text">
      <style:text-properties officeooo:rsid="003c2e57"/>
    </style:style>
    <style:style style:name="T55" style:family="text">
      <style:text-properties officeooo:rsid="003f78e0"/>
    </style:style>
    <style:style style:name="T56" style:family="text">
      <style:text-properties officeooo:rsid="0040ddbf"/>
    </style:style>
    <style:style style:name="T57" style:family="text">
      <style:text-properties officeooo:rsid="00412139"/>
    </style:style>
    <style:style style:name="T58" style:family="text">
      <style:text-properties officeooo:rsid="00412338"/>
    </style:style>
    <style:style style:name="T59" style:family="text">
      <style:text-properties officeooo:rsid="00429423"/>
    </style:style>
    <style:style style:name="T60" style:family="text">
      <style:text-properties officeooo:rsid="0043ed26"/>
    </style:style>
    <style:style style:name="T61" style:family="text">
      <style:text-properties officeooo:rsid="00474237"/>
    </style:style>
    <style:style style:name="T62" style:family="text">
      <style:text-properties officeooo:rsid="00491219"/>
    </style:style>
    <style:style style:name="T63" style:family="text">
      <style:text-properties officeooo:rsid="004a7d98"/>
    </style:style>
    <style:style style:name="T64" style:family="text">
      <style:text-properties officeooo:rsid="004d1eea"/>
    </style:style>
    <style:style style:name="T65" style:family="text">
      <style:text-properties officeooo:rsid="004ec1a0"/>
    </style:style>
    <style:style style:name="T66" style:family="text">
      <style:text-properties officeooo:rsid="004f1d75"/>
    </style:style>
    <style:style style:name="T67" style:family="text">
      <style:text-properties officeooo:rsid="005456ea"/>
    </style:style>
    <style:style style:name="T68" style:family="text">
      <style:text-properties officeooo:rsid="0054a194"/>
    </style:style>
    <style:style style:name="T69" style:family="text">
      <style:text-properties officeooo:rsid="005677c0"/>
    </style:style>
    <style:style style:name="T70" style:family="text">
      <style:text-properties officeooo:rsid="00569394"/>
    </style:style>
    <style:style style:name="T71" style:family="text">
      <style:text-properties officeooo:rsid="005ac27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What is Arduino and How It Has Impacted the Hardware World</text:p>
      <text:p text:style-name="Subtitle">By: Tsvetomir Staykov</text:p>
      <text:p text:style-name="Subtitle">Group 2, Year 2 - <text:span text:style-name="T8">2024</text:span></text:p>
      <text:h text:style-name="Heading_20_2" text:outline-level="2">1 Introduction</text:h>
      <text:p text:style-name="P1">From DIY <text:span text:style-name="T41">hobbyist</text:span><text:span text:style-name="T61">s</text:span> to researchers, Arduino has been a<text:span text:style-name="T48">n</text:span> important part of <text:span text:style-name="T41">the </text:span>maker’s toolkit. <text:span text:style-name="T51">It is a </text:span>family of <text:span text:style-name="T51">programmable </text:span>boards <text:span text:style-name="T51">with additional </text:span><text:span text:style-name="T56">modules that</text:span><text:span text:style-name="T51"> record and send information. They </text:span>introduce many hardware concepts to anyone willing to learn. Its popularity allowed the project to grow, providing even more opportunities to develop and experiment without having prior experience with electronics. It sparked the revolution of the field<text:span text:style-name="T41">s of</text:span> <text:span text:style-name="T64">m</text:span>echatronics, <text:span text:style-name="T18">Internet of Things</text:span> (IoT) and research. By providing the ground works for change and upgrades, the open-source design became favorite to many people. This allowed the community to expand and continue adding to the ecosystem. With <text:span text:style-name="T48">low</text:span> requirements <text:span text:style-name="T48">to start, </text:span>it became popular to many hobbies, but the vast and powerful systems are utilized by researchers and industry leading experts. This report will introduce the <text:span text:style-name="T51">general</text:span> Arduino system, why it is <text:span text:style-name="T51">so </text:span><text:span text:style-name="T52">popular</text:span>, <text:span text:style-name="T61">i</text:span><text:span text:style-name="T55">ts </text:span>features and how it is used.</text:p>
      <text:h text:style-name="Heading_20_2" text:outline-level="2">2 <text:span text:style-name="T7">Main</text:span> </text:h>
      <text:h text:style-name="Heading_20_4" text:outline-level="4">2.1 <text:span text:style-name="T43">What is Arduino &amp; h</text:span><text:span text:style-name="T9">ow it became so popular</text:span></text:h>
      <text:p text:style-name="P5"><text:span text:style-name="T9">In its nearly 20 years of history, </text:span><text:span text:style-name="T52">Arduino has </text:span><text:span text:style-name="T56">beco</text:span><text:span text:style-name="T9">me a widely known and versatile tool. </text:span><text:span text:style-name="T42">It is a small programmable devic</text:span><text:span text:style-name="T64">e. </text:span><text:span text:style-name="T71">It is like a calculator that runs one program. There is no operating system and it has limited processing power. </text:span><text:span text:style-name="T64">M</text:span><text:span text:style-name="T42">etal rods </text:span><text:span text:style-name="T43">and</text:span><text:span text:style-name="T42"> ports called pins </text:span><text:span text:style-name="T43">and headers </text:span><text:span text:style-name="T42">are used to connect wires or input and output devices. This makes the tool very flexible for different applications and </text:span><text:span text:style-name="T53">allows </text:span><text:span text:style-name="T43">fast </text:span><text:span text:style-name="T42">prototyping. USB connector is </text:span><text:span text:style-name="T48">used</text:span><text:span text:style-name="T42"> to connect to computer and upload code. </text:span><text:span text:style-name="T50">There are many languages implemented, like Rust, Go, Assembler and Python, but most popular are C and C++.</text:span></text:p>
      <text:p text:style-name="P11"><text:span text:style-name="T10">The f</text:span><text:span text:style-name="T9">irst boards were designed at the </text:span><text:span text:style-name="T28">Interaction Design Institute Ivrea </text:span><text:span text:style-name="T35">(IDII)</text:span><text:span text:style-name="T36">, </text:span><text:span text:style-name="T35">in</text:span><text:span text:style-name="T29"> </text:span><text:span text:style-name="T30">Italy </text:span><text:span text:style-name="T9">and used by students and researchers. The low cost and simple design allowed for fast and cheap experiments </text:span><text:span text:style-name="T41">with</text:span><text:span text:style-name="T9"> many learning opportunities. </text:span><text:span text:style-name="T11">It provided</text:span><text:span text:style-name="T10"> </text:span><text:span text:style-name="T9">simplified programming workflow by eliminating the need for external program</text:span><text:span text:style-name="T63">ming module</text:span><text:span text:style-name="T9">, introducing </text:span><text:span text:style-name="T49">better</text:span><text:span text:style-name="T9"> </text:span><text:span text:style-name="T23">Integrated Development Environment</text:span><text:span text:style-name="T31"> </text:span><text:span text:style-name="T34">(IDE) </text:span><text:span text:style-name="T33">and implementing a simpler programming language</text:span><text:span text:style-name="T9">. This </text:span><text:span text:style-name="T11">made the boards </text:span><text:span text:style-name="T53">easy</text:span><text:span text:style-name="T11"> to use and more accessible </text:span><text:span text:style-name="T9">to people with no experience in the field of hardware development. </text:span><text:span text:style-name="T49">Other boards at the time required external programmers and broad knowledge of programming and electronics before starting to work on projects. </text:span><text:span text:style-name="T62">The platform stands behind the idea of open-source work, which means that code and systems </text:span><text:soft-page-break/><text:span text:style-name="T62">are open. People are invited to contribute, change and be creative without restrictions. </text:span><text:span text:style-name="T49">This helped Arduino rise in popularity. </text:span></text:p>
      <text:p text:style-name="P8"/>
      <text:h text:style-name="P14" text:outline-level="4">2.2 Specifications <text:span text:style-name="T12">&amp; Features</text:span></text:h>
      <text:p text:style-name="P3"><text:span text:style-name="T11">The boards </text:span><text:span text:style-name="T53">utilize </text:span><text:span text:style-name="T45">many</text:span><text:span text:style-name="T11"> </text:span><text:span text:style-name="T12">micro-controllers,</text:span><text:span text:style-name="T11"> </text:span><text:span text:style-name="T12">with</text:span><text:span text:style-name="T11"> the most</text:span><text:span text:style-name="T14"> used</text:span><text:span text:style-name="T11"> </text:span><text:span text:style-name="T12">being</text:span><text:span text:style-name="T22"> 8-bit RISC </text:span><text:span text:style-name="T11">(</text:span><text:span text:style-name="T22">Reduced Instruction </text:span><text:span text:style-name="T27">S</text:span><text:span text:style-name="T22">et </text:span><text:span text:style-name="T27">C</text:span><text:span text:style-name="T22">omputer</text:span><text:span text:style-name="T32">)</text:span><text:span text:style-name="T11"> </text:span><text:span text:style-name="T13">chips </text:span><text:span text:style-name="T11">like the atmega328 </text:span><text:span text:style-name="T12">and </text:span><text:span text:style-name="T22">32-bit </text:span><text:span text:style-name="T21">ARM </text:span><text:span text:style-name="T27">(Advanced RISC Machines)</text:span><text:span text:style-name="T12"> </text:span><text:span text:style-name="T13">chips </text:span><text:span text:style-name="T12">like the Cortex-M3. Different form factors were introduced to suit different needs. Small systems are designed for </text:span><text:span text:style-name="T14">faster </text:span><text:span text:style-name="T12">deployment and confined spaces, while big systems with more </text:span><text:span text:style-name="T21">inputs and outputs </text:span><text:span text:style-name="T12">(I/O) for experimentation.</text:span></text:p>
      <text:p text:style-name="P3"/>
      <text:p text:style-name="P7"><text:span text:style-name="T14">Additional sensors can be used to record environmental data. This includes pressure, temperature, light, rotation, movement and </text:span><text:span text:style-name="T17">more</text:span><text:span text:style-name="T14">. Even complex sensors like camera</text:span><text:span text:style-name="T43">s</text:span><text:span text:style-name="T14"> can be used to provide video input. Interfaces like buttons, knobs, sliders, touchscreens can be used to enhance the user experience and make </text:span><text:span text:style-name="T44">projects</text:span><text:span text:style-name="T14"> </text:span><text:span text:style-name="T44">suitable</text:span><text:span text:style-name="T14"> for public </text:span><text:span text:style-name="T15">usage</text:span><text:span text:style-name="T14">. </text:span><text:span text:style-name="T17">Output systems were developed like</text:span><text:span text:style-name="T14"> displays and light systems to show information to </text:span><text:span text:style-name="T15">the</text:span><text:span text:style-name="T14"> users. </text:span><text:span text:style-name="T46">Some</text:span><text:span text:style-name="T15"> of the modules have smaller chips in them to make the communication between boards simpler.</text:span></text:p>
      <text:p text:style-name="P7"/>
      <text:p text:style-name="P12"><text:span text:style-name="T15">Another type of board was introduced called Shield, w</text:span><text:span text:style-name="T43">hich</text:span><text:span text:style-name="T15"> </text:span><text:span text:style-name="T17">made </text:span><text:span text:style-name="T53">connecting</text:span><text:span text:style-name="T15"> to sensors </text:span><text:span text:style-name="T53">easier</text:span><text:span text:style-name="T15">. </text:span><text:span text:style-name="T56">These </text:span><text:span text:style-name="T65">S</text:span><text:span text:style-name="T44">hields have buil</text:span><text:span text:style-name="T53">t-</text:span><text:span text:style-name="T44">in sensors and simpler connectors. </text:span><text:span text:style-name="T43">This helped beginners experiment more </text:span><text:span text:style-name="T44">with</text:span><text:span text:style-name="T43"> the systems </text:span><text:span text:style-name="T44">without </text:span><text:span text:style-name="T45">the fear of</text:span><text:span text:style-name="T44"> messing something up</text:span><text:span text:style-name="T43">. </text:span><text:span text:style-name="T59">They can add displays with touchscreen like the “Arduino Giga Display” Shield or </text:span><text:span text:style-name="T67">get </text:span><text:span text:style-name="T59">precise location </text:span><text:span text:style-name="T68">with </text:span><text:span text:style-name="T59">the “Arduino MKR GPS” Shield. Third party ones, like the “RAMPS 1.4” Shield, can allow boards to become the brain</text:span><text:span text:style-name="T65">s</text:span><text:span text:style-name="T59"> of 3D printers or robots.</text:span></text:p>
      <text:p text:style-name="P4"/>
      <text:p text:style-name="P4"><text:span text:style-name="T24">The General-Purpose Input Ouput</text:span><text:span text:style-name="T15"> (GPIO) ports allow for direct control of </text:span><text:span text:style-name="T16">voltage output and </text:span><text:span text:style-name="T37">reading input</text:span><text:span text:style-name="T16">. Most of the boards </text:span><text:span text:style-name="T53">have pins with </text:span><text:span text:style-name="T16">Analog to Digital Conversion (ADC) </text:span><text:span text:style-name="T37">input </text:span><text:span text:style-name="T16">capabilities, while very few </text:span><text:span text:style-name="T53">of them </text:span><text:span text:style-name="T16">have Digital to Analog Conversion (DAC) </text:span><text:span text:style-name="T37">output. T</text:span><text:span text:style-name="T16">his problem is mostly solved by using Pulse Width Modulation (PWM) output.</text:span></text:p>
      <text:p text:style-name="P4"/>
      <text:p text:style-name="P4"><text:span text:style-name="T15">The boards have many communication capabilities. </text:span><text:span text:style-name="T57">Protocols are implemented </text:span><text:span text:style-name="T58">from </text:span><text:span text:style-name="T57">libraries, </text:span><text:span text:style-name="T15">like</text:span><text:span text:style-name="T24"> </text:span><text:span text:style-name="T27">Inter-Integrated Circuit</text:span><text:span text:style-name="T55"> (</text:span><text:span text:style-name="T15">I2C</text:span><text:span text:style-name="T55">)</text:span><text:span text:style-name="T15">, </text:span><text:span text:style-name="T37">U</text:span><text:span text:style-name="T24">niversal </text:span><text:span text:style-name="T26">A</text:span><text:span text:style-name="T24">synchronous </text:span><text:span text:style-name="T26">R</text:span><text:span text:style-name="T24">eceiver/</text:span><text:span text:style-name="T26">T</text:span><text:span text:style-name="T24">ransmitter</text:span><text:span text:style-name="T15"> (UART) and</text:span><text:span text:style-name="T24"> Serial Peripheral Interfaces</text:span><text:span text:style-name="T15"> (SPI). </text:span><text:span text:style-name="T57">They</text:span><text:span text:style-name="T15"> </text:span><text:span text:style-name="T16">don’t require any additional system, ex</text:span><text:span text:style-name="T44">c</text:span><text:span text:style-name="T16">e</text:span><text:span text:style-name="T44">p</text:span><text:span text:style-name="T16">t a board </text:span><text:span text:style-name="T15">to communicate </text:span><text:span text:style-name="T16">with</text:span><text:span text:style-name="T15">. Different network interfaces </text:span><text:span text:style-name="T44">modules </text:span><text:span text:style-name="T20">(</text:span><text:span text:style-name="T25">like </text:span><text:span text:style-name="T24">Bluetooth, WiFi, Modem and Ethernet</text:span><text:span text:style-name="T20">)</text:span><text:span text:style-name="T15"> can provide connection </text:span><text:span text:style-name="T44">to</text:span><text:span text:style-name="T15"> the </text:span><text:span text:style-name="T44">internet</text:span><text:span text:style-name="T15"> </text:span><text:span text:style-name="T44">and </text:span><text:span text:style-name="T53">servers</text:span><text:span text:style-name="T15">. </text:span><text:span text:style-name="T46">L</text:span><text:span text:style-name="T44">ibraries </text:span><text:span text:style-name="T53">help</text:span><text:span text:style-name="T44"> the work flow by </text:span><text:span text:style-name="T48">simplifying </text:span><text:span text:style-name="T44">the complex parts of communication and </text:span><text:span text:style-name="T46">data transfer</text:span><text:span text:style-name="T44">.</text:span><text:span text:style-name="T15"> </text:span></text:p>
      <text:p text:style-name="P3"/>
      <text:p text:style-name="P4"><text:span text:style-name="T46">M</text:span><text:span text:style-name="T12">anufacturers constructed new designs like the “Seeed” </text:span><text:span text:style-name="T13">and</text:span><text:span text:style-name="T12"> “ESP”. </text:span><text:span text:style-name="T46">Th</text:span><text:span text:style-name="T66">ese </text:span><text:span text:style-name="T17">boards </text:span><text:span text:style-name="T45">were inspired by the Arduino </text:span><text:span text:style-name="T46">and the idea of the project.</text:span><text:span text:style-name="T45"> </text:span><text:span text:style-name="T46">They i</text:span><text:span text:style-name="T12">ntroduced </text:span><text:span text:style-name="T13">more </text:span><text:span text:style-name="T40">built</text:span><text:span text:style-name="T12">-in sensors and network interfaces </text:span><text:span text:style-name="T17">in compact systems.</text:span><text:span text:style-name="T12"> </text:span><text:span text:style-name="T17">This made c</text:span><text:span text:style-name="T13">ollecting </text:span><text:span text:style-name="T12">and sharing data easier. </text:span><text:span text:style-name="T13">Small teams and people with experience in</text:span><text:span text:style-name="T19"> Printed Circuit </text:span><text:span text:style-name="T20">B</text:span><text:span text:style-name="T19">oard</text:span><text:span text:style-name="T13"> (PCB) design are able to create custom Arduino </text:span><text:span text:style-name="T46">boards</text:span><text:span text:style-name="T13">, which expands the ecosystem.</text:span></text:p>
      <text:p text:style-name="P3"/>
      <text:h text:style-name="P15" text:outline-level="4" text:is-list-header="true"><text:soft-page-break/>2.<text:span text:style-name="T7">4</text:span> Uses</text:h>
      <text:p text:style-name="P6"><text:span text:style-name="T39">Many students are first introduced to the hardware world by th</text:span><text:span text:style-name="T44">e Arduino</text:span><text:span text:style-name="T39"> platform</text:span><text:span text:style-name="T37">. The project is well documented and many tutorials exist to help anyone start using the platform on their own</text:span><text:span text:style-name="T38">. This also </text:span><text:span text:style-name="T37">invited</text:span><text:span text:style-name="T38"> </text:span><text:span text:style-name="T37">hobbyists to the community</text:span><text:span text:style-name="T38">. </text:span><text:span text:style-name="T39">The low barrier to start allows artists to </text:span><text:span text:style-name="T54">introduce </text:span><text:span text:style-name="T39">electronics </text:span><text:span text:style-name="T54">into </text:span><text:span text:style-name="T39">their</text:span><text:span text:style-name="T38"> </text:span><text:span text:style-name="T39">works. </text:span><text:span text:style-name="T44">The powerful features and fast prototyping capabilities invited </text:span><text:span text:style-name="T39">r</text:span><text:span text:style-name="T38">esearchers </text:span><text:span text:style-name="T37">and industry professionals </text:span><text:span text:style-name="T44">to use the boards</text:span><text:span text:style-name="T38">. </text:span><text:span text:style-name="T37">This inspired the Arduino team to introduce the “PRO” boards, </text:span><text:span text:style-name="T39">which add more functionality </text:span><text:span text:style-name="T54">and </text:span><text:span text:style-name="T39">faster chips. </text:span><text:span text:style-name="T54">They also </text:span><text:span text:style-name="T39">upgraded their </text:span><text:span text:style-name="T37">cloud infrastructure.</text:span></text:p>
      <text:p text:style-name="P9">The vast ecosystem of input and output extensions allow different robots to be build. The small form factor and network capabilities were heavily utilized in the IoT world. The extendable <text:span text:style-name="T47">capabilities of the </text:span>pins and ports allowed for fast prototyping. The open-source nature of the project <text:span text:style-name="T47">makes exploring and expanding the Arduino world </text:span><text:span text:style-name="T55">possible by anyone</text:span>. </text:p>
      <text:p text:style-name="P10">There are many online examples of projects made with Arduino or <text:span text:style-name="T69">other</text:span> compatible boards. From humble weather stations and clocks to drones and cars. <text:span text:style-name="T60">For example,</text:span><text:span text:style-name="T59"> Liong Ma have a wide range of projects, </text:span><text:span text:style-name="T60">many of them documented on his </text:span><text:span text:style-name="T59">Youtube channel.</text:span></text:p>
      <text:h text:style-name="P13" text:outline-level="2"><text:span text:style-name="T6">3. </text:span>Conclusion</text:h>
      <text:p text:style-name="P2"><text:span text:style-name="T1">The Arduino platform </text:span><text:span text:style-name="T2">is</text:span><text:span text:style-name="T1"> one of the most </text:span><text:span text:style-name="T2">important development </text:span><text:span text:style-name="T1">systems </text:span><text:span text:style-name="T5">in the hardware world</text:span><text:span text:style-name="T1">. </text:span><text:span text:style-name="T4">The extendable functionality, accessible resources and powerful features made the boards very useful in any field. </text:span><text:span text:style-name="T2">It introduced </text:span><text:span text:style-name="T1">many people to the hardware and electronics</text:span><text:span text:style-name="T4"> world</text:span><text:span text:style-name="T1">. </text:span><text:span text:style-name="T4">It is used from science labs and industry machines to classrooms and home projects</text:span><text:span text:style-name="T1">. With open-source design and expanding community, the Arduino boards will continue </text:span><text:span text:style-name="T2">to </text:span><text:span text:style-name="T3">evolve, teach people and reshape industries</text:span><text:span text:style-name="T2">.</text:span></text:p>
      <text:h text:style-name="Heading_20_2" text:outline-level="2"><text:span text:style-name="T8">4. </text:span><text:span text:style-name="T48">Some of the s</text:span>ources:</text:h>
      <text:p text:style-name="Text_20_body"><text:a xlink:type="simple" xlink:href="https://en.wikipedia.org/wiki/Arduino" text:style-name="Internet_20_link" text:visited-style-name="Visited_20_Internet_20_Link">https://en.wikipedia.org/wiki/Arduino</text:a> – <text:span text:style-name="T49">History</text:span><text:span text:style-name="T8">.</text:span></text:p>
      <text:p text:style-name="Text_20_body"><text:a xlink:type="simple" xlink:href="https://en.wikipedia.org/wiki/ATmega328" text:style-name="Internet_20_link" text:visited-style-name="Visited_20_Internet_20_Link">https://en.wikipedia.org/wiki/ATmega328</text:a> – <text:span text:style-name="T8">additional information for the microprocessor used in the boards.</text:span></text:p>
      <text:p text:style-name="Text_20_body"><text:a xlink:type="simple" xlink:href="https://www.researchgate.net/publication/359502443_Study_of_arduino_microcontroller_board" text:style-name="Internet_20_link" text:visited-style-name="Visited_20_Internet_20_Link">https://www.researchgate.net/publication/359502443_Study_of_arduino_microcontroller_board</text:a> – <text:span text:style-name="T40">Introduction to academic writing. </text:span><text:span text:style-name="T8">Information </text:span><text:span text:style-name="T50">and inspiration </text:span><text:span text:style-name="T8">for structuring the data. </text:span><text:span text:style-name="T70">Chip ty</text:span><text:span text:style-name="T50">pes</text:span></text:p>
      <text:p text:style-name="Text_20_body"><text:a xlink:type="simple" xlink:href="https://www.arduino.cc/" text:style-name="Internet_20_link" text:visited-style-name="Visited_20_Internet_20_Link">https://www.arduino.cc/</text:a> - <text:span text:style-name="T49">Shield, PRO versions, Hardware specifications</text:span></text:p>
      <text:p text:style-name="Text_20_body"><text:a xlink:type="simple" xlink:href="https://www.jaycon.com/arduino-products-what-are-they/" text:style-name="Internet_20_link" text:visited-style-name="Visited_20_Internet_20_Link">https://www.jaycon.com/arduino-products-what-are-they/</text:a> - <text:span text:style-name="T9">pre-arduino days information</text:span></text:p>
      <text:p text:style-name="Text_20_body"><text:a xlink:type="simple" xlink:href="https://www.youtube.com/@liong-ma" text:style-name="Internet_20_link" text:visited-style-name="Visited_20_Internet_20_Link">https://www.youtube.com/@liong-ma</text:a> – <text:span text:style-name="T58">impressive portfolio of projects</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02T14:48:26.515368913</meta:creation-date>
    <dc:date>2024-10-06T19:08:46.899721887</dc:date>
    <meta:editing-duration>PT19H46M13S</meta:editing-duration>
    <meta:editing-cycles>31</meta:editing-cycles>
    <meta:generator>LibreOffice/24.2.6.2$Linux_X86_64 LibreOffice_project/420$Build-2</meta:generator>
    <meta:print-date>2024-10-06T13:23:49.361624458</meta:print-date>
    <meta:printed-by>PDF files</meta:printed-by>
    <meta:document-statistic meta:table-count="0" meta:image-count="0" meta:object-count="0" meta:page-count="3" meta:paragraph-count="29" meta:word-count="1148" meta:character-count="7708" meta:non-whitespace-character-count="6581"/>
  </office:meta>
</office:document-meta>
</file>